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fighting game.</text:p>
      <text:p text:style-name="P1"/>
      <text:p text:style-name="P3">A fighting game similar in style to the bastard child of smash bros and street fighter.</text:p>
      <text:p text:style-name="P1"/>
      <text:p text:style-name="Standard"/>
      <text:p text:style-name="P1">ToDo:</text:p>
      <text:p text:style-name="Standard"/>
      <text:p text:style-name="Standard">Draw the game window.</text:p>
      <text:p text:style-name="Standard"/>
      <text:p text:style-name="Standard"/>
      <text:p text:style-name="P1">Classes:</text:p>
      <text:p text:style-name="Standard"/>
      <text:p text:style-name="Standard">view </text:p>
      <text:p text:style-name="Standard"/>
      <text:p text:style-name="Standard">engine</text:p>
      <text:p text:style-name="Standard"><text:tab/>render engine</text:p>
      <text:p text:style-name="Standard"/>
      <text:p text:style-name="Standard">keyboard</text:p>
      <text:p text:style-name="Standard"/>
      <text:p text:style-name="Standard">controller?</text:p>
      <text:p text:style-name="Standard"/>
      <text:p text:style-name="Standard">game</text:p>
      <text:p text:style-name="Standard"><text:tab/>gamestate</text:p>
      <text:p text:style-name="Standard"/>
      <text:list xml:id="list359770781" text:style-name="L1">
        <text:list-header>
          <text:p text:style-name="P2">character</text:p>
          <text:list>
            <text:list-header>
              <text:p text:style-name="P2">model </text:p>
              <text:list>
                <text:list-header>
                  <text:p text:style-name="P2">a list of vertices and indexs</text:p>
                  <text:p text:style-name="P2">list of normals for lighting</text:p>
                </text:list-header>
              </text:list>
              <text:p text:style-name="P2">health</text:p>
              <text:p text:style-name="P2"/>
            </text:list-header>
          </text:list>
          <text:p text:style-name="P2">arenalist</text:p>
          <text:list text:continue-numbering="true">
            <text:list-header>
              <text:p text:style-name="P2">image</text:p>
            </text:list-header>
          </text:list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ie </meta:initial-creator>
    <meta:creation-date>2012-09-28T14:43:47</meta:creation-date>
    <dc:date>2012-09-28T15:06:49</dc:date>
    <dc:creator>charlie </dc:creator>
    <meta:editing-duration>PT7M48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9" meta:word-count="49" meta:character-count="289" meta:non-whitespace-character-count="255"/>
  </office:meta>
</office:document-meta>
</file>